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c7411" officeooo:paragraph-rsid="000c7411"/>
    </style:style>
    <style:style style:name="P2" style:family="paragraph" style:parent-style-name="Standard">
      <style:text-properties style:text-underline-style="none" officeooo:rsid="000c7411" officeooo:paragraph-rsid="000c7411"/>
    </style:style>
    <style:style style:name="P3" style:family="paragraph" style:parent-style-name="Standard">
      <style:text-properties style:text-underline-style="none" officeooo:rsid="000c7411" officeooo:paragraph-rsid="000fca87"/>
    </style:style>
    <style:style style:name="P4" style:family="paragraph" style:parent-style-name="Standard">
      <style:text-properties style:text-underline-style="none" officeooo:rsid="000ed290" officeooo:paragraph-rsid="0010de3e"/>
    </style:style>
    <style:style style:name="P5" style:family="paragraph" style:parent-style-name="Standard">
      <style:text-properties style:text-underline-style="none" fo:font-weight="normal" officeooo:rsid="002a605e" officeooo:paragraph-rsid="00125865" style:font-weight-asian="normal" style:font-weight-complex="normal"/>
    </style:style>
    <style:style style:name="T1" style:family="text">
      <style:text-properties officeooo:rsid="000fca87"/>
    </style:style>
    <style:style style:name="T2" style:family="text">
      <style:text-properties officeooo:rsid="0010de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sons Learned</text:p>
      <text:p text:style-name="P1"/>
      <text:p text:style-name="P3">We have to consider how to grab a sub-image of a larger image file, similar to selecting a sprite image from a sprite sheet for games. <text:s/>Otherwise, it would bee very difficult to keep up with images for each card, and then set the image for each card to the appropriate file. <text:s/><text:span text:style-name="T1">We will use a jpeg spritesheet: http://stackoverflow.com/questions/621835/how-to-extract-part-of-this-image-in-java</text:span></text:p>
      <text:p text:style-name="P2"/>
      <text:p text:style-name="P4">Working with vector images (.svg files) can be done in Java, but is probably more difficult than simply working with a jpeg: <text:a xlink:type="simple" xlink:href="http://stackoverflow.com/questions/2495501/swing-batik-create-an-imageicon-from-an-svg-file"><text:span text:style-name="T2">http://stackoverflow.com/questions/2495501/swing-batik-create-an-imageicon-from-an-svg-file</text:span></text:a></text:p>
      <text:p text:style-name="P4"/>
      <text:p text:style-name="P5">Using images will potentially require the Image and ImageIcon class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</meta:initial-creator>
    <meta:creation-date>2014-04-19T19:51:02.890979597</meta:creation-date>
    <dc:date>2014-04-19T20:00:03.219825958</dc:date>
    <dc:creator>Kyle </dc:creator>
    <meta:editing-duration>PT3M15S</meta:editing-duration>
    <meta:editing-cycles>6</meta:editing-cycles>
    <meta:generator>LibreOffice/4.2.3.3$Linux_X86_64 LibreOffice_project/420m0$Build-3</meta:generator>
    <meta:document-statistic meta:table-count="0" meta:image-count="0" meta:object-count="0" meta:page-count="1" meta:paragraph-count="4" meta:word-count="94" meta:character-count="692" meta:non-whitespace-character-count="600"/>
  </office:meta>
</office:document-meta>
</file>